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26C000000F703AA8A5C66DB2FE4.eps" manifest:media-type="image/x-eps"/>
  <manifest:file-entry manifest:full-path="Pictures/20000002000002B3000000AF8B33A771156D9D35.eps" manifest:media-type="image/x-eps"/>
  <manifest:file-entry manifest:full-path="Pictures/2000000200000244000000B07655A50E35273404.eps" manifest:media-type="image/x-eps"/>
  <manifest:file-entry manifest:full-path="Pictures/2000001E00001F4100001D45A26C65E7908059BC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1" svg:font-family="Georgia"/>
    <style:font-face style:name="MS PGothic4" svg:font-family="'MS PGothic'"/>
    <style:font-face style:name="ヒラギノ角ゴ Pro W31" svg:font-family="'ヒラギノ角ゴ Pro W3'"/>
    <style:font-face style:name="ＭＳ Ｐゴシック1" svg:font-family="'ＭＳ Ｐゴシック'"/>
    <style:font-face style:name="MS PGothic1" svg:font-family="'MS PGothic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3" svg:font-family="'MS PGothic'" style:font-pitch="variable"/>
    <style:font-face style:name="Noto Sans CJK SC Regular1" svg:font-family="'Noto Sans CJK SC Regular'" style:font-pitch="variable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MS PGothic" svg:font-family="'MS PGothic'" style:font-family-generic="modern" style:font-pitch="variable"/>
    <style:font-face style:name="Noto Sans CJK SC Regular2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MS PGothic2" svg:font-family="'MS PGothi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PGothic5" svg:font-family="'MS PGothic'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 W32" svg:font-family="'ヒラギノ角ゴ Pro W3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fill="solid" draw:fill-color="#002f6c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62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342cm" fo:min-width="14.48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322cm" fo:min-width="14.48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338cm" fo:min-width="14.486cm" fo:padding-top="0.142cm" fo:padding-bottom="0.142cm" fo:padding-left="0.267cm" fo:padding-right="0.267cm"/>
    </style:style>
    <style:style style:name="gr9" style:family="graphic">
      <style:graphic-properties style:protect="size"/>
    </style:style>
    <style:style style:name="pr1" style:family="presentation" style:parent-style-name="Conten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Conten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3" style:family="presentation" style:parent-style-name="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4" style:family="presentation" style:parent-style-name="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5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top="0cm" fo:margin-bottom="0cm" fo:text-align="start"/>
    </style:style>
    <style:style style:name="P4" style:family="paragraph">
      <loext:graphic-properties draw:fill="none"/>
      <style:paragraph-properties fo:margin-top="0cm" fo:margin-bottom="0cm" fo:text-align="start" style:font-independent-line-spacing="true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loext:graphic-properties draw:fill="solid" draw:fill-color="#002f6c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2f6c" style:text-line-through-style="none" style:text-line-through-type="none" style:text-position="0% 100%" style:font-name="Arial1" fo:font-size="36pt" fo:letter-spacing="-0.034cm" fo:font-style="normal" style:text-underline-style="none" fo:font-weight="bold" style:font-name-asian="ＭＳ Ｐゴシック1" style:font-size-asian="36pt" style:font-style-asian="normal" style:font-weight-asian="bold" style:font-name-complex="MS PGothic2" style:font-size-complex="36pt" style:font-style-complex="normal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tent" presentation:presentation-page-layout-name="AL1T0">
        <office:forms form:automatic-focus="false" form:apply-design-mode="false"/>
        <draw:frame draw:name="Title 4" presentation:style-name="pr1" draw:text-style-name="P2" draw:layer="layout" svg:width="28.64cm" svg:height="3.321cm" svg:x="1.332cm" svg:y="0.284cm" presentation:class="title" presentation:user-transformed="true">
          <draw:text-box>
            <text:p text:style-name="P1"><text:span text:style-name="T1">How a Pseudonym Based Solution to Defeat IMSI-catchers Opens a Vulnerability to DoS</text:span></text:p>
          </draw:text-box>
        </draw:frame>
        <draw:frame draw:name="Content Placeholder 5" presentation:style-name="pr2" draw:text-style-name="P4" draw:layer="layout" svg:width="16.248cm" svg:height="14.337cm" svg:x="1.532cm" svg:y="4.205cm" presentation:class="outline" presentation:user-transformed="true">
          <draw:text-box>
            <text:p text:style-name="P3"><text:span text:style-name="T2">IMSI-catchers</text:span></text:p>
            <text:list text:style-name="L2">
              <text:list-item>
                <text:p text:style-name="P3"><text:span text:style-name="T3">IMSI-catchers force a user to give away their identity (IMSI)</text:span></text:p>
              </text:list-item>
              <text:list-item>
                <text:p text:style-name="P3"><text:span text:style-name="T3">IMSI catchers violate privacy and leads to other serious attacks</text:span></text:p>
              </text:list-item>
              <text:list-item>
                <text:p text:style-name="P3"><text:span text:style-name="T3">Pseudonym based solutions have been proposed to defeat IMSI-catchers</text:span></text:p>
              </text:list-item>
              <text:list-item>
                <text:p text:style-name="P3"><text:span text:style-name="T3">Psedonym based solutions are vulnerable to </text:span><text:span text:style-name="T2">DoS</text:span></text:p>
              </text:list-item>
            </text:list>
            <text:p text:style-name="P3"><text:span text:style-name="T2">Pseudonym Based Solution</text:span></text:p>
            <text:list text:continue-numbering="true" text:style-name="L2">
              <text:list-item>
                <text:p text:style-name="P3"><text:span text:style-name="T3">Temporary identifers known as pseudonyms are used instead of IMSI</text:span></text:p>
              </text:list-item>
              <text:list-item>
                <text:p text:style-name="P3"><text:span text:style-name="T3">Pseudonyms keep changing according to an agreed protocol</text:span></text:p>
              </text:list-item>
            </text:list>
            <text:p text:style-name="P3"><text:span text:style-name="T2">DoS Attack</text:span></text:p>
            <text:list text:continue-numbering="true" text:style-name="L2">
              <text:list-item>
                <text:p text:style-name="P3"><text:span text:style-name="T3">We describe a distributed DoS attack mounted by fake user equipment s(FUE) that brings a whole network operator out of service</text:span></text:p>
              </text:list-item>
              <text:list-item>
                <text:p text:style-name="P3"><text:span text:style-name="T3">In the DoS attack all the users lose synchronization of the</text:span></text:p>
                <text:p text:style-name="P3"><text:span text:style-name="T3">pseudonyms with the home network</text:span></text:p>
              </text:list-item>
              <text:list-item>
                <text:p text:style-name="P3"><text:span text:style-name="T3">We propose a solution to fight against the DoS attack</text:span></text:p>
              </text:list-item>
              <text:list-item>
                <text:p text:style-name="P3"><text:span text:style-name="T3">Our solution still defeats the IMSI catchers</text:span></text:p>
              </text:list-item>
            </text:list>
          </draw:text-box>
        </draw:frame>
        <draw:frame draw:name="Slide Number Placeholder 3" presentation:style-name="pr3" draw:text-style-name="P6" draw:layer="layout" svg:width="2.199cm" svg:height="0.442cm" svg:x="31.335cm" svg:y="18.383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CustomShape 6" draw:style-name="gr1" draw:text-style-name="P8" xml:id="id1" draw:id="id1" draw:layer="layout" svg:width="3.587cm" svg:height="0.894cm" svg:x="30.093cm" svg:y="0.211cm">
          <text:p text:style-name="P7"><text:span text:style-name="T5">Post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8" draw:style-name="gr2" draw:text-style-name="P9" draw:layer="layout" svg:width="2.261cm" svg:height="2.113cm" svg:x="0.4cm" svg:y="16.626cm">
          <draw:image xlink:href="Pictures/2000001E00001F4100001D45A26C65E7908059BC.wmf" xlink:type="simple" xlink:show="embed" xlink:actuate="onLoad">
            <text:p/>
          </draw:image>
        </draw:frame>
        <draw:frame draw:style-name="gr3" draw:text-style-name="P10" draw:layer="layout" svg:width="11.72cm" svg:height="3.556cm" svg:x="20.331cm" svg:y="3.164cm">
          <draw:image xlink:href="Pictures/2000000200000244000000B07655A50E35273404.eps" xlink:type="simple" xlink:show="embed" xlink:actuate="onLoad">
            <text:p/>
          </draw:image>
        </draw:frame>
        <draw:frame draw:style-name="gr3" draw:text-style-name="P10" draw:layer="layout" svg:width="13.619cm" svg:height="3.449cm" svg:x="19.558cm" svg:y="7.99cm">
          <draw:image xlink:href="Pictures/20000002000002B3000000AF8B33A771156D9D35.eps" xlink:type="simple" xlink:show="embed" xlink:actuate="onLoad">
            <text:p/>
          </draw:image>
        </draw:frame>
        <draw:frame draw:style-name="gr3" draw:text-style-name="P10" draw:layer="layout" svg:width="12.192cm" svg:height="4.857cm" svg:x="19.812cm" svg:y="12.692cm">
          <draw:image xlink:href="Pictures/200000020000026C000000F703AA8A5C66DB2FE4.eps" xlink:type="simple" xlink:show="embed" xlink:actuate="onLoad">
            <text:p/>
          </draw:image>
        </draw:frame>
        <draw:frame draw:style-name="gr4" draw:text-style-name="P11" draw:layer="layout" svg:width="5.08cm" svg:height="0.806cm" svg:x="23.114cm" svg:y="17.434cm">
          <draw:text-box>
            <text:p><text:span text:style-name="T6">Fig 3: DoS Attack</text:span></text:p>
          </draw:text-box>
        </draw:frame>
        <draw:frame draw:style-name="gr4" draw:text-style-name="P11" draw:layer="layout" svg:width="5.08cm" svg:height="0.806cm" svg:x="23.014cm" svg:y="6.834cm">
          <draw:text-box>
            <text:p><text:span text:style-name="T6">Fig 1: IMSI-catchers</text:span></text:p>
          </draw:text-box>
        </draw:frame>
        <draw:frame draw:style-name="gr5" draw:text-style-name="P11" draw:layer="layout" svg:width="7.882cm" svg:height="0.912cm" svg:x="23.014cm" svg:y="11.534cm">
          <draw:text-box>
            <text:p><text:span text:style-name="T6">Fig 2: Pseudonym based solution</text:span></text:p>
          </draw:text-box>
        </draw:frame>
        <draw:custom-shape draw:style-name="gr6" draw:text-style-name="P10" draw:layer="layout" svg:width="14.986cm" svg:height="4.592cm" svg:x="18.542cm" svg:y="3.0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4.986cm" svg:height="4.572cm" svg:x="18.542cm" svg:y="7.7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4.986cm" svg:height="5.588cm" svg:x="18.542cm" svg:y="12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9" draw:layer="layout" svg:width="16.932cm" svg:height="9.524cm" svg:x="1.058cm" svg:y="1.905cm" draw:page-number="1" presentation:class="page"/>
          <draw:frame draw:name="Notes Placeholder 2" presentation:style-name="pr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oter Placeholder 3" presentation:style-name="pr5" draw:text-style-name="P13" draw:layer="layout" svg:width="8.254cm" svg:height="1.269cm" svg:x="0cm" svg:y="24.126cm" presentation:class="footer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Georgia1" svg:font-family="Georgia"/>
    <style:font-face style:name="MS PGothic4" svg:font-family="'MS PGothic'"/>
    <style:font-face style:name="ヒラギノ角ゴ Pro W31" svg:font-family="'ヒラギノ角ゴ Pro W3'"/>
    <style:font-face style:name="ＭＳ Ｐゴシック1" svg:font-family="'ＭＳ Ｐゴシック'"/>
    <style:font-face style:name="MS PGothic1" svg:font-family="'MS PGothic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3" svg:font-family="'MS PGothic'" style:font-pitch="variable"/>
    <style:font-face style:name="Noto Sans CJK SC Regular1" svg:font-family="'Noto Sans CJK SC Regular'" style:font-pitch="variable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MS PGothic" svg:font-family="'MS PGothic'" style:font-family-generic="modern" style:font-pitch="variable"/>
    <style:font-face style:name="Noto Sans CJK SC Regular2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MS PGothic2" svg:font-family="'MS PGothi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PGothic5" svg:font-family="'MS PGothic'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 W32" svg:font-family="'ヒラギノ角ゴ Pro W3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fi" style:country-asian="FI" style:font-style-asian="normal" style:font-weight-asian="normal" style:font-name-complex="MS PGothic2" style:font-family-complex="'MS PGothic'" style:font-family-generic-complex="swiss" style:font-pitch-complex="variable" style:font-size-complex="32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ヒラギノ角ゴ Pro W31" style:font-family-asian="'ヒラギノ角ゴ Pro W3'" style:font-size-asian="24pt" style:font-style-asian="normal" style:font-weight-asian="normal" style:font-name-complex="ヒラギノ角ゴ Pro W31" style:font-family-complex="'ヒラギノ角ゴ Pro W3'" style:font-size-complex="24pt" style:font-style-complex="normal" style:font-weight-complex="normal" fo:hyphenate="false"/>
    </style:style>
    <style:style style:name="Content-outline3" style:family="presentation" style:parent-style-name="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ヒラギノ角ゴ Pro W31" style:font-family-asian="'ヒラギノ角ゴ Pro W3'" style:font-size-asian="20pt" style:font-style-asian="normal" style:font-weight-asian="normal" style:font-name-complex="ヒラギノ角ゴ Pro W31" style:font-family-complex="'ヒラギノ角ゴ Pro W3'" style:font-size-complex="20pt" style:font-style-complex="normal" style:font-weight-complex="normal" fo:hyphenate="false"/>
    </style:style>
    <style:style style:name="Content-outline4" style:family="presentation" style:parent-style-name="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MS PGothic2" style:font-family-complex="'MS PGothic'" style:font-family-generic-complex="swiss" style:font-pitch-complex="variable" style:font-size-complex="20pt" style:font-style-complex="normal" style:font-weight-complex="normal" fo:hyphenate="false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fi" style:country-asian="FI" style:font-style-asian="normal" style:font-weight-asian="normal" style:font-name-complex="MS PGothic2" style:font-family-complex="'MS PGothic'" style:font-family-generic-complex="swiss" style:font-pitch-complex="variable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onten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85%" fo:text-align="start" style:punctuation-wrap="hanging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0" style:family="paragraph">
      <style:paragraph-properties fo:margin-left="0cm" fo:margin-right="0cm" fo:margin-top="0.09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2f6c" style:text-line-through-style="none" style:text-line-through-type="none" style:text-position="0% 100%" style:font-name="Arial1" fo:font-size="36pt" fo:letter-spacing="-0.034cm" fo:font-style="normal" style:text-underline-style="none" fo:font-weight="bold" style:font-name-asian="ＭＳ Ｐゴシック1" style:font-size-asian="36pt" style:font-style-asian="normal" style:font-weight-asian="bold" style:font-name-complex="MS PGothic2" style:font-size-complex="3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font-style="normal" style:text-underline-style="none" fo:font-weight="bold" style:font-name-asian="ＭＳ Ｐゴシック1" style:font-size-asian="21pt" style:font-style-asian="normal" style:font-weight-asian="bold" style:font-name-complex="MS PGothic2" style:font-size-complex="21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ヒラギノ角ゴ Pro W31" style:font-size-asian="16pt" style:font-style-asian="normal" style:font-weight-asian="normal" style:font-name-complex="Georgia1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ヒラギノ角ゴ Pro W31" style:font-size-asian="14pt" style:font-style-asian="normal" style:font-weight-asian="normal" style:font-name-complex="ヒラギノ角ゴ Pro W3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MS PGothic2" style:font-size-complex="1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tent" style:page-layout-name="PM1" draw:style-name="Mdp1">
      <draw:frame draw:name="Title 1" presentation:style-name="Mpr1" draw:text-style-name="MP6" draw:layer="backgroundobjects" svg:width="30.397cm" svg:height="3.321cm" svg:x="1.734cm" svg:y="0.88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10" presentation:style-name="Mpr2" draw:text-style-name="MP11" draw:layer="backgroundobjects" svg:width="30.397cm" svg:height="11.119cm" svg:x="1.734cm" svg:y="4.205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Click to edit Master text styles</text:span></text:p>
                                      <text:list>
                                        <text:list-item>
                                          <text:p text:style-name="MP8"><text:span text:style-name="MT4">Second level</text:span></text:p>
                                          <text:list>
                                            <text:list-item>
                                              <text:p text:style-name="MP8"><text:span text:style-name="MT5">Third level</text:span></text:p>
                                              <text:list>
                                                <text:list-item>
                                                  <text:p text:style-name="MP9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8" presentation:style-name="Mpr3" draw:text-style-name="MP13" draw:layer="backgroundobjects" svg:width="2.199cm" svg:height="0.442cm" svg:x="29.935cm" svg:y="17.683cm" presentation:class="page-number" presentation:user-transformed="true">
        <draw:text-box>
          <text:p text:style-name="MP12"><text:span text:style-name="MT8"><text:page-number>&lt;number&gt;</text:page-number></text:span></text:p>
        </draw:text-box>
      </draw:frame>
      <presentation:notes style:page-layout-name="PM2"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</dc:title>
    <meta:editing-cycles>349</meta:editing-cycles>
    <meta:print-date>2017-06-12T06:42:35</meta:print-date>
    <meta:creation-date>2014-10-07T11:00:02</meta:creation-date>
    <dc:date>2017-06-12T19:10:47.691869455</dc:date>
    <meta:editing-duration>P5DT13H17M53S</meta:editing-duration>
    <meta:generator>LibreOffice/5.1.6.2$Linux_X86_64 LibreOffice_project/10m0$Build-2</meta:generator>
    <meta:document-statistic meta:object-count="36"/>
    <meta:user-defined meta:name="AppVersion">15.0034</meta:user-defined>
    <meta:user-defined meta:name="Company">Aalto Universit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user-defined meta:name="dvTieturiVerId" meta:value-type="string">002</meta:user-defined>
  </office:meta>
</office:document-meta>
</file>